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41.64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33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808080" fo:border="0.74pt solid #b2b2b2"/>
      <style:text-properties fo:color="#ffffff"/>
    </style:style>
    <style:style style:name="ce3" style:family="table-cell" style:parent-style-name="Default">
      <style:table-cell-properties fo:border="0.74pt solid #b2b2b2"/>
    </style:style>
    <style:style style:name="ce4" style:family="table-cell" style:parent-style-name="Default">
      <style:table-cell-properties fo:border="0.74pt solid #b2b2b2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 &amp; reads_20" table:style-name="ta1">
        <office:forms form:automatic-focus="false" form:apply-design-mode="false"/>
        <table:shapes>
          <draw:frame draw:z-index="0" draw:style-name="gr1" draw:text-style-name="P1" svg:width="334.66pt" svg:height="274.2pt" svg:x="906.12pt" svg:y="26.36pt">
            <loext:p draw:notify-on-update-of-ranges="'runtime &amp; reads_20'.J5:'runtime &amp; reads_20'.J10 'runtime &amp; reads_20'.A1:'runtime &amp; reads_20'.A1 'runtime &amp; reads_20'.K5:'runtime &amp; reads_20'.K10 'runtime &amp; reads_20'.L5:'runtime &amp; reads_20'.L10 'runtime &amp; reads_20'.L5:'runtime &amp; reads_20'.L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4.38pt" svg:height="274.2pt" svg:x="1256.63pt" svg:y="28.32pt">
            <loext:p draw:notify-on-update-of-ranges="'runtime &amp; reads_20'.J5:'runtime &amp; reads_20'.J10 'runtime &amp; reads_20'.A1:'runtime &amp; reads_20'.A1 'runtime &amp; reads_20'.O5:'runtime &amp; reads_20'.O10 'runtime &amp; reads_20'.P5:'runtime &amp; reads_20'.P10 'runtime &amp; reads_20'.P5:'runtime &amp; reads_20'.P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Result from different runtime &amp; type of read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oengine</text:p>
          </table:table-cell>
          <table:table-cell table:style-name="ce2" office:value-type="string" calcext:value-type="string">
            <text:p>read type</text:p>
          </table:table-cell>
          <table:table-cell table:style-name="ce2" office:value-type="string" calcext:value-type="string">
            <text:p>numjobs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I/O throughput</text:p>
          </table:table-cell>
          <table:table-cell table:style-name="ce2" office:value-type="string" calcext:value-type="string">
            <text:p>latency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std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9900" calcext:value-type="float">
            <text:p>1509900</text:p>
          </table:table-cell>
          <table:table-cell table:style-name="ce3" office:value-type="float" office:value="358" calcext:value-type="float">
            <text:p>35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G5:.G7])" office:value-type="float" office:value="1509466.66666667" calcext:value-type="float">
            <text:p>1509466.66666667</text:p>
          </table:table-cell>
          <table:table-cell table:style-name="ce3" table:formula="of:=STDEV([.G5:.G7])" office:value-type="float" office:value="750.555349946513" calcext:value-type="float">
            <text:p>750.5553499465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H5:.H7])" office:value-type="float" office:value="346" calcext:value-type="float">
            <text:p>346</text:p>
          </table:table-cell>
          <table:table-cell table:style-name="ce3" table:formula="of:=STDEV([.H5:.H7])" office:value-type="float" office:value="10.5830052442584" calcext:value-type="float">
            <text:p>10.5830052442584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8600" calcext:value-type="float">
            <text:p>1508600</text:p>
          </table:table-cell>
          <table:table-cell table:style-name="ce3" office:value-type="float" office:value="342" calcext:value-type="float">
            <text:p>34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G8:.G10])" office:value-type="float" office:value="730853.333333333" calcext:value-type="float">
            <text:p>730853.333333333</text:p>
          </table:table-cell>
          <table:table-cell table:style-name="ce3" table:formula="of:=STDEV([.G8:.G10])" office:value-type="float" office:value="2565.64481823446" calcext:value-type="float">
            <text:p>2565.6448182344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H8:.H10])" office:value-type="float" office:value="916.666666666667" calcext:value-type="float">
            <text:p>916.666666666667</text:p>
          </table:table-cell>
          <table:table-cell table:style-name="ce3" table:formula="of:=STDEV([.H8:.H10])" office:value-type="float" office:value="59.6769078734257" calcext:value-type="float">
            <text:p>59.6769078734257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09900" calcext:value-type="float">
            <text:p>1509900</text:p>
          </table:table-cell>
          <table:table-cell table:style-name="ce3" office:value-type="float" office:value="338" calcext:value-type="float">
            <text:p>33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G11:.G13])" office:value-type="float" office:value="739133.333333333" calcext:value-type="float">
            <text:p>739133.333333333</text:p>
          </table:table-cell>
          <table:table-cell table:style-name="ce3" table:formula="of:=STDEV([.G11:.G13])" office:value-type="float" office:value="13744.4448899668" calcext:value-type="float">
            <text:p>13744.444889966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H11:.H13])" office:value-type="float" office:value="214933.333333333" calcext:value-type="float">
            <text:p>214933.333333333</text:p>
          </table:table-cell>
          <table:table-cell table:style-name="ce3" table:formula="of:=STDEV([.H11:.H13])" office:value-type="float" office:value="29875.4977420182" calcext:value-type="float">
            <text:p>29875.4977420182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180" calcext:value-type="float">
            <text:p>731180</text:p>
          </table:table-cell>
          <table:table-cell table:style-name="ce4" office:value-type="float" office:value="956" calcext:value-type="float">
            <text:p>95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G14:.G16])" office:value-type="float" office:value="737190.666666667" calcext:value-type="float">
            <text:p>737190.666666667</text:p>
          </table:table-cell>
          <table:table-cell table:style-name="ce3" table:formula="of:=STDEV([.G14:.G16])" office:value-type="float" office:value="12851.6765183899" calcext:value-type="float">
            <text:p>12851.676518389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H14:.H16])" office:value-type="float" office:value="443152" calcext:value-type="float">
            <text:p>443152</text:p>
          </table:table-cell>
          <table:table-cell table:style-name="ce3" table:formula="of:=STDEV([.H14:.H16])" office:value-type="float" office:value="221050.144103097" calcext:value-type="float">
            <text:p>221050.144103097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3240" calcext:value-type="float">
            <text:p>733240</text:p>
          </table:table-cell>
          <table:table-cell table:style-name="ce4" office:value-type="float" office:value="848" calcext:value-type="float">
            <text:p>848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G17:.G19])" office:value-type="float" office:value="726186.666666667" calcext:value-type="float">
            <text:p>726186.666666667</text:p>
          </table:table-cell>
          <table:table-cell table:style-name="ce3" table:formula="of:=STDEV([.G17:.G19])" office:value-type="float" office:value="5136.91009589747" calcext:value-type="float">
            <text:p>5136.91009589747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H17:.H19])" office:value-type="float" office:value="350669.333333333" calcext:value-type="float">
            <text:p>350669.333333333</text:p>
          </table:table-cell>
          <table:table-cell table:style-name="ce3" table:formula="of:=STDEV([.H17:.H19])" office:value-type="float" office:value="173926.69432072" calcext:value-type="float">
            <text:p>173926.69432072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8140" calcext:value-type="float">
            <text:p>728140</text:p>
          </table:table-cell>
          <table:table-cell table:style-name="ce4" office:value-type="float" office:value="946" calcext:value-type="float">
            <text:p>94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G20:.G22])" office:value-type="float" office:value="751118.666666667" calcext:value-type="float">
            <text:p>751118.666666667</text:p>
          </table:table-cell>
          <table:table-cell table:style-name="ce3" table:formula="of:=STDEV([.G20:.G22])" office:value-type="float" office:value="3842.97662409405" calcext:value-type="float">
            <text:p>3842.9766240940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H20:.H22])" office:value-type="float" office:value="8688638.66666667" calcext:value-type="float">
            <text:p>8688638.66666667</text:p>
          </table:table-cell>
          <table:table-cell table:style-name="ce3" table:formula="of:=STDEV([.H20:.H22])" office:value-type="float" office:value="1206377.48918211" calcext:value-type="float">
            <text:p>1206377.48918211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988" calcext:value-type="float">
            <text:p>754988</text:p>
          </table:table-cell>
          <table:table-cell table:style-name="ce3" office:value-type="float" office:value="180672" calcext:value-type="float">
            <text:p>180672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824" calcext:value-type="float">
            <text:p>731824</text:p>
          </table:table-cell>
          <table:table-cell table:style-name="ce3" office:value-type="float" office:value="228576" calcext:value-type="float">
            <text:p>22857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0588" calcext:value-type="float">
            <text:p>730588</text:p>
          </table:table-cell>
          <table:table-cell table:style-name="ce3" office:value-type="float" office:value="235552" calcext:value-type="float">
            <text:p>235552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5268" calcext:value-type="float">
            <text:p>725268</text:p>
          </table:table-cell>
          <table:table-cell table:style-name="ce4" office:value-type="float" office:value="697664" calcext:value-type="float">
            <text:p>69766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0804" calcext:value-type="float">
            <text:p>750804</text:p>
          </table:table-cell>
          <table:table-cell table:style-name="ce4" office:value-type="float" office:value="299136" calcext:value-type="float">
            <text:p>29913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5500" calcext:value-type="float">
            <text:p>735500</text:p>
          </table:table-cell>
          <table:table-cell table:style-name="ce4" office:value-type="float" office:value="332656" calcext:value-type="float">
            <text:p>33265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1916" calcext:value-type="float">
            <text:p>731916</text:p>
          </table:table-cell>
          <table:table-cell table:style-name="ce4" office:value-type="float" office:value="296136" calcext:value-type="float">
            <text:p>29613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4652" calcext:value-type="float">
            <text:p>724652</text:p>
          </table:table-cell>
          <table:table-cell table:style-name="ce4" office:value-type="float" office:value="210544" calcext:value-type="float">
            <text:p>21054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1992" calcext:value-type="float">
            <text:p>721992</text:p>
          </table:table-cell>
          <table:table-cell table:style-name="ce4" office:value-type="float" office:value="545328" calcext:value-type="float">
            <text:p>545328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2196" calcext:value-type="float">
            <text:p>752196</text:p>
          </table:table-cell>
          <table:table-cell table:style-name="ce4" office:value-type="float" office:value="8138944" calcext:value-type="float">
            <text:p>813894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6852" calcext:value-type="float">
            <text:p>746852</text:p>
          </table:table-cell>
          <table:table-cell table:style-name="ce4" office:value-type="float" office:value="7855008" calcext:value-type="float">
            <text:p>7855008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54308" calcext:value-type="float">
            <text:p>754308</text:p>
          </table:table-cell>
          <table:table-cell table:style-name="ce4" office:value-type="float" office:value="10071964" calcext:value-type="float">
            <text:p>1007196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AVERAGE([.G26:.G29])" office:value-type="float" office:value="946" calcext:value-type="float">
            <text:p>946</text:p>
          </table:table-cell>
          <table:table-cell office:value-type="float" office:value="956" calcext:value-type="float">
            <text:p>956</text:p>
          </table:table-cell>
          <table:table-cell table:formula="of:=AVERAGE([.J26:.J33])" office:value-type="float" office:value="235552" calcext:value-type="float">
            <text:p>235552</text:p>
          </table:table-cell>
          <table:table-cell/>
          <table:table-cell office:value-type="float" office:value="142336" calcext:value-type="float">
            <text:p>142336</text:p>
          </table:table-cell>
          <table:table-cell table:formula="of:=AVERAGE([.L26:.L41])" office:value-type="float" office:value="697664" calcext:value-type="float">
            <text:p>697664</text:p>
          </table:table-cell>
          <table:table-cell office:value-type="float" office:value="154624" calcext:value-type="float">
            <text:p>154624</text:p>
          </table:table-cell>
          <table:table-cell/>
          <table:table-cell table:formula="of:=AVERAGE([.O26:.O57])" office:value-type="float" office:value="10071964.9032258" calcext:value-type="float">
            <text:p>10071964.9032258</text:p>
          </table:table-cell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493568" calcext:value-type="float">
            <text:p>493568</text:p>
          </table:table-cell>
          <table:table-cell/>
          <table:table-cell office:value-type="float" office:value="122368" calcext:value-type="float">
            <text:p>122368</text:p>
          </table:table-cell>
          <table:table-cell table:number-columns-repeated="2"/>
          <table:table-cell office:value-type="float" office:value="2408448" calcext:value-type="float">
            <text:p>24084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0" calcext:value-type="float">
            <text:p>940</text:p>
          </table:table-cell>
          <table:table-cell table:number-columns-repeated="2"/>
          <table:table-cell office:value-type="float" office:value="132096" calcext:value-type="float">
            <text:p>132096</text:p>
          </table:table-cell>
          <table:table-cell/>
          <table:table-cell office:value-type="float" office:value="337920" calcext:value-type="float">
            <text:p>337920</text:p>
          </table:table-cell>
          <table:table-cell table:number-columns-repeated="2"/>
          <table:table-cell office:value-type="float" office:value="13828096" calcext:value-type="float">
            <text:p>13828096</text:p>
          </table:table-cell>
          <table:table-cell/>
        </table:table-row>
        <table:table-row table:style-name="ro1">
          <table:table-cell table:number-columns-repeated="6"/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309248" calcext:value-type="float">
            <text:p>309248</text:p>
          </table:table-cell>
          <table:table-cell/>
          <table:table-cell office:value-type="float" office:value="127488" calcext:value-type="float">
            <text:p>127488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203776" calcext:value-type="float">
            <text:p>203776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42752" calcext:value-type="float">
            <text:p>42752</text:p>
          </table:table-cell>
          <table:table-cell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436224" calcext:value-type="float">
            <text:p>436224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9"/>
          <table:table-cell office:value-type="float" office:value="124416" calcext:value-type="float">
            <text:p>124416</text:p>
          </table:table-cell>
          <table:table-cell/>
          <table:table-cell office:value-type="float" office:value="1122304" calcext:value-type="float">
            <text:p>1122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8512" calcext:value-type="float">
            <text:p>128512</text:p>
          </table:table-cell>
          <table:table-cell table:number-columns-repeated="2"/>
          <table:table-cell office:value-type="float" office:value="104960" calcext:value-type="float">
            <text:p>10496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28512" calcext:value-type="float">
            <text:p>128512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26304" calcext:value-type="float">
            <text:p>226304</text:p>
          </table:table-cell>
          <table:table-cell table:number-columns-repeated="2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73152" calcext:value-type="float">
            <text:p>1073152</text:p>
          </table:table-cell>
          <table:table-cell table:number-columns-repeated="2"/>
          <table:table-cell office:value-type="float" office:value="1138688" calcext:value-type="float">
            <text:p>113868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073152" calcext:value-type="float">
            <text:p>1073152</text:p>
          </table:table-cell>
          <table:table-cell table:number-columns-repeated="2"/>
          <table:table-cell office:value-type="float" office:value="2007040" calcext:value-type="float">
            <text:p>200704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105920" calcext:value-type="float">
            <text:p>1105920</text:p>
          </table:table-cell>
          <table:table-cell table:number-columns-repeated="2"/>
          <table:table-cell office:value-type="float" office:value="2408448" calcext:value-type="float">
            <text:p>24084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925248" calcext:value-type="float">
            <text:p>159252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859584" calcext:value-type="float">
            <text:p>185958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23424" calcext:value-type="float">
            <text:p>202342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24992" calcext:value-type="float">
            <text:p>72499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088960" calcext:value-type="float">
            <text:p>208896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013504" calcext:value-type="float">
            <text:p>501350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138816" calcext:value-type="float">
            <text:p>1513881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7872" calcext:value-type="float">
            <text:p>84787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4720" calcext:value-type="float">
            <text:p>94720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2179072]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99360" calcext:value-type="float">
            <text:p>39936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3434880" calcext:value-type="float">
            <text:p>134348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5532032" calcext:value-type="float">
            <text:p>1553203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34880" calcext:value-type="float">
            <text:p>6348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6711680" calcext:value-type="float">
            <text:p>16711680</text:p>
          </table:table-cell>
          <table:table-cell/>
        </table:table-row>
      </table:table>
      <table:table table:name="runtime &amp; reads_120" table:style-name="ta1">
        <office:forms form:automatic-focus="false" form:apply-design-mode="false"/>
        <table:shapes>
          <draw:frame draw:z-index="0" draw:style-name="gr1" draw:text-style-name="P1" svg:width="345.91pt" svg:height="274.2pt" svg:x="894.87pt" svg:y="26.36pt">
            <loext:p draw:notify-on-update-of-ranges="'runtime &amp; reads_120'.J5:'runtime &amp; reads_120'.J10 'runtime &amp; reads_120'.K5:'runtime &amp; reads_120'.K10 'runtime &amp; reads_120'.L5:'runtime &amp; reads_120'.L10 'runtime &amp; reads_120'.L5:'runtime &amp; reads_120'.L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66.01pt" svg:height="271.62pt" svg:x="1245.94pt" svg:y="29.37pt">
            <loext:p draw:notify-on-update-of-ranges="'runtime &amp; reads_120'.J5:'runtime &amp; reads_120'.J10 'runtime &amp; reads_120'.O5:'runtime &amp; reads_120'.O10 'runtime &amp; reads_120'.P5:'runtime &amp; reads_120'.P10 'runtime &amp; reads_120'.P5:'runtime &amp; reads_120'.P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1" office:value-type="string" calcext:value-type="string">
            <text:p>Result from different runtime &amp; type of read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ioengine</text:p>
          </table:table-cell>
          <table:table-cell table:style-name="ce2" office:value-type="string" calcext:value-type="string">
            <text:p>read type</text:p>
          </table:table-cell>
          <table:table-cell table:style-name="ce2" office:value-type="string" calcext:value-type="string">
            <text:p>numjobs</text:p>
          </table:table-cell>
          <table:table-cell table:style-name="ce2" office:value-type="string" calcext:value-type="string">
            <text:p>depth</text:p>
          </table:table-cell>
          <table:table-cell table:style-name="ce2" office:value-type="string" calcext:value-type="string">
            <text:p>runtime</text:p>
          </table:table-cell>
          <table:table-cell table:style-name="ce2" office:value-type="string" calcext:value-type="string">
            <text:p>I/O throughput</text:p>
          </table:table-cell>
          <table:table-cell table:style-name="ce2" office:value-type="string" calcext:value-type="string">
            <text:p>latency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throughput</text:p>
          </table:table-cell>
          <table:table-cell table:style-name="ce2" office:value-type="string" calcext:value-type="string">
            <text:p>std</text:p>
          </table:table-cell>
          <table:table-cell/>
          <table:table-cell table:style-name="ce2" office:value-type="string" calcext:value-type="string">
            <text:p>jobs</text:p>
          </table:table-cell>
          <table:table-cell table:style-name="ce2" office:value-type="string" calcext:value-type="string">
            <text:p>latency</text:p>
          </table:table-cell>
          <table:table-cell table:style-name="ce2" office:value-type="string" calcext:value-type="string">
            <text:p>std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574800" calcext:value-type="float">
            <text:p>4574800</text:p>
          </table:table-cell>
          <table:table-cell table:style-name="ce3" office:value-type="float" office:value="205" calcext:value-type="float">
            <text:p>2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G5:.G7])" office:value-type="float" office:value="4603966.66666667" calcext:value-type="float">
            <text:p>4603966.66666667</text:p>
          </table:table-cell>
          <table:table-cell table:style-name="ce3" table:formula="of:=STDEV([.G5:.G7])" office:value-type="float" office:value="25261.4990317941" calcext:value-type="float">
            <text:p>25261.499031794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AVERAGE([.H5:.H7])" office:value-type="float" office:value="204.333333333333" calcext:value-type="float">
            <text:p>204.333333333333</text:p>
          </table:table-cell>
          <table:table-cell table:style-name="ce3" table:formula="of:=STDEV([.H5:.H7])" office:value-type="float" office:value="1.15470053837925" calcext:value-type="float">
            <text:p>1.15470053837925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618200" calcext:value-type="float">
            <text:p>4618200</text:p>
          </table:table-cell>
          <table:table-cell table:style-name="ce3" office:value-type="float" office:value="203" calcext:value-type="float">
            <text:p>20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G8:.G10])" office:value-type="float" office:value="2061600" calcext:value-type="float">
            <text:p>2061600</text:p>
          </table:table-cell>
          <table:table-cell table:style-name="ce3" table:formula="of:=STDEV([.G8:.G10])" office:value-type="float" office:value="3000" calcext:value-type="float">
            <text:p>30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AVERAGE([.H8:.H10])" office:value-type="float" office:value="863.333333333333" calcext:value-type="float">
            <text:p>863.333333333333</text:p>
          </table:table-cell>
          <table:table-cell table:style-name="ce3" table:formula="of:=STDEV([.H8:.H10])" office:value-type="float" office:value="17.925772879665" calcext:value-type="float">
            <text:p>17.925772879665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4618900" calcext:value-type="float">
            <text:p>4618900</text:p>
          </table:table-cell>
          <table:table-cell table:style-name="ce3" office:value-type="float" office:value="205" calcext:value-type="float">
            <text:p>20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G11:.G13])" office:value-type="float" office:value="2150466.66666667" calcext:value-type="float">
            <text:p>2150466.66666667</text:p>
          </table:table-cell>
          <table:table-cell table:style-name="ce3" table:formula="of:=STDEV([.G11:.G13])" office:value-type="float" office:value="6916.88754667396" calcext:value-type="float">
            <text:p>6916.8875466739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table:formula="of:=AVERAGE([.H11:.H13])" office:value-type="float" office:value="677242.666666667" calcext:value-type="float">
            <text:p>677242.666666667</text:p>
          </table:table-cell>
          <table:table-cell table:style-name="ce3" table:formula="of:=STDEV([.H11:.H13])" office:value-type="float" office:value="156835.475442686" calcext:value-type="float">
            <text:p>156835.475442686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58600" calcext:value-type="float">
            <text:p>2058600</text:p>
          </table:table-cell>
          <table:table-cell table:style-name="ce4" office:value-type="float" office:value="884" calcext:value-type="float">
            <text:p>884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G14:.G16])" office:value-type="float" office:value="2182000" calcext:value-type="float">
            <text:p>2182000</text:p>
          </table:table-cell>
          <table:table-cell table:style-name="ce3" table:formula="of:=STDEV([.G14:.G16])" office:value-type="float" office:value="48934.7524771506" calcext:value-type="float">
            <text:p>48934.7524771506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table:formula="of:=AVERAGE([.H14:.H16])" office:value-type="float" office:value="596939.333333333" calcext:value-type="float">
            <text:p>596939.333333333</text:p>
          </table:table-cell>
          <table:table-cell table:style-name="ce3" table:formula="of:=STDEV([.H14:.H16])" office:value-type="float" office:value="628613.344027418" calcext:value-type="float">
            <text:p>628613.344027418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61600" calcext:value-type="float">
            <text:p>2061600</text:p>
          </table:table-cell>
          <table:table-cell table:style-name="ce4" office:value-type="float" office:value="852" calcext:value-type="float">
            <text:p>85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G17:.G19])" office:value-type="float" office:value="2108666.66666667" calcext:value-type="float">
            <text:p>2108666.66666667</text:p>
          </table:table-cell>
          <table:table-cell table:style-name="ce3" table:formula="of:=STDEV([.G17:.G19])" office:value-type="float" office:value="44598.9162798081" calcext:value-type="float">
            <text:p>44598.9162798081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table:formula="of:=AVERAGE([.H17:.H19])" office:value-type="float" office:value="1096317.33333333" calcext:value-type="float">
            <text:p>1096317.33333333</text:p>
          </table:table-cell>
          <table:table-cell table:style-name="ce3" table:formula="of:=STDEV([.H17:.H19])" office:value-type="float" office:value="575086.397994539" calcext:value-type="float">
            <text:p>575086.397994539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64600" calcext:value-type="float">
            <text:p>2064600</text:p>
          </table:table-cell>
          <table:table-cell table:style-name="ce4" office:value-type="float" office:value="854" calcext:value-type="float">
            <text:p>854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G20:.G22])" office:value-type="float" office:value="2124466.66666667" calcext:value-type="float">
            <text:p>2124466.66666667</text:p>
          </table:table-cell>
          <table:table-cell table:style-name="ce3" table:formula="of:=STDEV([.G20:.G22])" office:value-type="float" office:value="20123.7007862205" calcext:value-type="float">
            <text:p>20123.700786220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table:formula="of:=AVERAGE([.H20:.H22])" office:value-type="float" office:value="10752000" calcext:value-type="float">
            <text:p>10752000</text:p>
          </table:table-cell>
          <table:table-cell table:style-name="ce3" table:formula="of:=STDEV([.H20:.H22])" office:value-type="float" office:value="2496331.13700887" calcext:value-type="float">
            <text:p>2496331.13700887</text:p>
          </table:table-cell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58400" calcext:value-type="float">
            <text:p>2158400</text:p>
          </table:table-cell>
          <table:table-cell table:style-name="ce4" office:value-type="float" office:value="822848" calcext:value-type="float">
            <text:p>822848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45700" calcext:value-type="float">
            <text:p>2145700</text:p>
          </table:table-cell>
          <table:table-cell table:style-name="ce4" office:value-type="float" office:value="511184" calcext:value-type="float">
            <text:p>51118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47300" calcext:value-type="float">
            <text:p>2147300</text:p>
          </table:table-cell>
          <table:table-cell table:style-name="ce4" office:value-type="float" office:value="697696" calcext:value-type="float">
            <text:p>69769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53100" calcext:value-type="float">
            <text:p>2153100</text:p>
          </table:table-cell>
          <table:table-cell table:style-name="ce4" office:value-type="float" office:value="521920" calcext:value-type="float">
            <text:p>521920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38500" calcext:value-type="float">
            <text:p>2238500</text:p>
          </table:table-cell>
          <table:table-cell table:style-name="ce4" office:value-type="float" office:value="9202" calcext:value-type="float">
            <text:p>9202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54400" calcext:value-type="float">
            <text:p>2154400</text:p>
          </table:table-cell>
          <table:table-cell table:style-name="ce4" office:value-type="float" office:value="1259696" calcext:value-type="float">
            <text:p>1259696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61600" calcext:value-type="float">
            <text:p>2061600</text:p>
          </table:table-cell>
          <table:table-cell table:style-name="ce4" office:value-type="float" office:value="724239" calcext:value-type="float">
            <text:p>724239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50300" calcext:value-type="float">
            <text:p>2150300</text:p>
          </table:table-cell>
          <table:table-cell table:style-name="ce4" office:value-type="float" office:value="1758689" calcext:value-type="float">
            <text:p>1758689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14100" calcext:value-type="float">
            <text:p>2114100</text:p>
          </table:table-cell>
          <table:table-cell table:style-name="ce4" office:value-type="float" office:value="806024" calcext:value-type="float">
            <text:p>806024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12500" calcext:value-type="float">
            <text:p>2112500</text:p>
          </table:table-cell>
          <table:table-cell table:style-name="ce4" office:value-type="float" office:value="13091840" calcext:value-type="float">
            <text:p>13091840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13200" calcext:value-type="float">
            <text:p>2113200</text:p>
          </table:table-cell>
          <table:table-cell table:style-name="ce4" office:value-type="float" office:value="11040000" calcext:value-type="float">
            <text:p>11040000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>
          <table:table-cell/>
          <table:table-cell table:style-name="ce3" office:value-type="string" calcext:value-type="string">
            <text:p>psync</text:p>
          </table:table-cell>
          <table:table-cell table:style-name="ce3" office:value-type="string" calcext:value-type="string">
            <text:p>randread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147700" calcext:value-type="float">
            <text:p>2147700</text:p>
          </table:table-cell>
          <table:table-cell table:style-name="ce4" office:value-type="float" office:value="8124160" calcext:value-type="float">
            <text:p>8124160</text:p>
          </table:table-cell>
          <table:table-cell/>
          <table:table-cell table:style-name="ce5" table:number-columns-repeated="3"/>
          <table:table-cell/>
          <table:table-cell table:style-name="ce5" table:number-columns-repeated="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AVERAGE([.G26:.G29])" office:value-type="float" office:value="854" calcext:value-type="float">
            <text:p>854</text:p>
          </table:table-cell>
          <table:table-cell office:value-type="float" office:value="860" calcext:value-type="float">
            <text:p>860</text:p>
          </table:table-cell>
          <table:table-cell table:formula="of:=AVERAGE([.J26:.J33])" office:value-type="float" office:value="697696" calcext:value-type="float">
            <text:p>697696</text:p>
          </table:table-cell>
          <table:table-cell/>
          <table:table-cell office:value-type="float" office:value="45312" calcext:value-type="float">
            <text:p>45312</text:p>
          </table:table-cell>
          <table:table-cell table:formula="of:=AVERAGE([.L26:.L41])" office:value-type="float" office:value="1259696" calcext:value-type="float">
            <text:p>1259696</text:p>
          </table:table-cell>
          <table:table-cell office:value-type="float" office:value="1515520" calcext:value-type="float">
            <text:p>1515520</text:p>
          </table:table-cell>
          <table:table-cell/>
          <table:table-cell table:formula="of:=AVERAGE([.O26:.O89])" office:value-type="float" office:value="8124160" calcext:value-type="float">
            <text:p>8124160</text:p>
          </table:table-cell>
          <table:table-cell office:value-type="float" office:value="5931008" calcext:value-type="float">
            <text:p>5931008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2506752" calcext:value-type="float">
            <text:p>2506752</text:p>
          </table:table-cell>
          <table:table-cell/>
          <table:table-cell office:value-type="float" office:value="921600" calcext:value-type="float">
            <text:p>921600</text:p>
          </table:table-cell>
          <table:table-cell table:number-columns-repeated="2"/>
          <table:table-cell office:value-type="float" office:value="7307264" calcext:value-type="float">
            <text:p>73072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152576" calcext:value-type="float">
            <text:p>152576</text:p>
          </table:table-cell>
          <table:table-cell/>
          <table:table-cell office:value-type="float" office:value="2506752" calcext:value-type="float">
            <text:p>2506752</text:p>
          </table:table-cell>
          <table:table-cell table:number-columns-repeated="2"/>
          <table:table-cell office:value-type="float" office:value="6520832" calcext:value-type="float">
            <text:p>65208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2506752" calcext:value-type="float">
            <text:p>2506752</text:p>
          </table:table-cell>
          <table:table-cell/>
          <table:table-cell office:value-type="float" office:value="1515520" calcext:value-type="float">
            <text:p>1515520</text:p>
          </table:table-cell>
          <table:table-cell table:number-columns-repeated="2"/>
          <table:table-cell office:value-type="float" office:value="10027008" calcext:value-type="float">
            <text:p>10027008</text:p>
          </table:table-cell>
          <table:table-cell/>
        </table:table-row>
        <table:table-row table:style-name="ro1">
          <table:table-cell table:number-columns-repeated="9"/>
          <table:table-cell office:value-type="float" office:value="140288" calcext:value-type="float">
            <text:p>140288</text:p>
          </table:table-cell>
          <table:table-cell/>
          <table:table-cell office:value-type="float" office:value="2506752" calcext:value-type="float">
            <text:p>2506752</text:p>
          </table:table-cell>
          <table:table-cell table:number-columns-repeated="2"/>
          <table:table-cell office:value-type="float" office:value="10551296" calcext:value-type="float">
            <text:p>10551296</text:p>
          </table:table-cell>
          <table:table-cell/>
        </table:table-row>
        <table:table-row table:style-name="ro1">
          <table:table-cell table:number-columns-repeated="9"/>
          <table:table-cell office:value-type="float" office:value="38144" calcext:value-type="float">
            <text:p>38144</text:p>
          </table:table-cell>
          <table:table-cell/>
          <table:table-cell office:value-type="float" office:value="1646592" calcext:value-type="float">
            <text:p>1646592</text:p>
          </table:table-cell>
          <table:table-cell table:number-columns-repeated="2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9"/>
          <table:table-cell office:value-type="float" office:value="47360" calcext:value-type="float">
            <text:p>47360</text:p>
          </table:table-cell>
          <table:table-cell/>
          <table:table-cell office:value-type="float" office:value="39680" calcext:value-type="float">
            <text:p>39680</text:p>
          </table:table-cell>
          <table:table-cell table:number-columns-repeated="2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9"/>
          <table:table-cell office:value-type="float" office:value="144384" calcext:value-type="float">
            <text:p>144384</text:p>
          </table:table-cell>
          <table:table-cell/>
          <table:table-cell office:value-type="float" office:value="50944" calcext:value-type="float">
            <text:p>50944</text:p>
          </table:table-cell>
          <table:table-cell table:number-columns-repeated="2"/>
          <table:table-cell office:value-type="float" office:value="6258688" calcext:value-type="float">
            <text:p>6258688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335296" calcext:value-type="float">
            <text:p>1335296</text:p>
          </table:table-cell>
          <table:table-cell table:number-columns-repeated="2"/>
          <table:table-cell office:value-type="float" office:value="8585216" calcext:value-type="float">
            <text:p>858521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1646592" calcext:value-type="float">
            <text:p>1646592</text:p>
          </table:table-cell>
          <table:table-cell table:number-columns-repeated="2"/>
          <table:table-cell office:value-type="float" office:value="9895936" calcext:value-type="float">
            <text:p>98959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88576" calcext:value-type="float">
            <text:p>88576</text:p>
          </table:table-cell>
          <table:table-cell table:number-columns-repeated="2"/>
          <table:table-cell office:value-type="float" office:value="9895936" calcext:value-type="float">
            <text:p>9895936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60800" calcext:value-type="float">
            <text:p>460800</text:p>
          </table:table-cell>
          <table:table-cell table:number-columns-repeated="2"/>
          <table:table-cell office:value-type="float" office:value="10813440" calcext:value-type="float">
            <text:p>1081344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473984" calcext:value-type="float">
            <text:p>2473984</text:p>
          </table:table-cell>
          <table:table-cell table:number-columns-repeated="2"/>
          <table:table-cell office:value-type="float" office:value="8355840" calcext:value-type="float">
            <text:p>8355840</text:p>
          </table:table-cell>
          <table:table-cell/>
        </table:table-row>
        <table:table-row table:style-name="ro1">
          <table:table-cell table:number-columns-repeated="11"/>
          <table:table-cell office:value-type="float" office:value="929792" calcext:value-type="float">
            <text:p>929792</text:p>
          </table:table-cell>
          <table:table-cell table:number-columns-repeated="2"/>
          <table:table-cell office:value-type="float" office:value="9633792" calcext:value-type="float">
            <text:p>963379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42752" calcext:value-type="float">
            <text:p>42752</text:p>
          </table:table-cell>
          <table:table-cell table:number-columns-repeated="2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473984" calcext:value-type="float">
            <text:p>2473984</text:p>
          </table:table-cell>
          <table:table-cell table:number-columns-repeated="2"/>
          <table:table-cell office:value-type="float" office:value="9764864" calcext:value-type="float">
            <text:p>97648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54144" calcext:value-type="float">
            <text:p>84541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931008" calcext:value-type="float">
            <text:p>59310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895936" calcext:value-type="float">
            <text:p>989593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865472" calcext:value-type="float">
            <text:p>586547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554752" calcext:value-type="float">
            <text:p>45547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551296" calcext:value-type="float">
            <text:p>1055129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848512" calcext:value-type="float">
            <text:p>684851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848512" calcext:value-type="float">
            <text:p>684851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7634944" calcext:value-type="float">
            <text:p>76349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423680" calcext:value-type="float">
            <text:p>442368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682368" calcext:value-type="float">
            <text:p>1068236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54144" calcext:value-type="float">
            <text:p>84541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27008" calcext:value-type="float">
            <text:p>100270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27008" calcext:value-type="float">
            <text:p>100270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520832" calcext:value-type="float">
            <text:p>652083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2146304" calcext:value-type="float">
            <text:p>214630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895936" calcext:value-type="float">
            <text:p>989593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292608" calcext:value-type="float">
            <text:p>4292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895936" calcext:value-type="float">
            <text:p>989593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716288" calcext:value-type="float">
            <text:p>87162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54144" calcext:value-type="float">
            <text:p>84541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292608" calcext:value-type="float">
            <text:p>4292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848512" calcext:value-type="float">
            <text:p>684851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27008" calcext:value-type="float">
            <text:p>100270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847360" calcext:value-type="float">
            <text:p>884736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978432" calcext:value-type="float">
            <text:p>897843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289152" calcext:value-type="float">
            <text:p>102891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537792" calcext:value-type="float">
            <text:p>553779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585216" calcext:value-type="float">
            <text:p>858521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633792" calcext:value-type="float">
            <text:p>963379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292608" calcext:value-type="float">
            <text:p>4292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764864" calcext:value-type="float">
            <text:p>97648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716288" calcext:value-type="float">
            <text:p>87162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620288" calcext:value-type="float">
            <text:p>46202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764864" calcext:value-type="float">
            <text:p>97648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10027008" calcext:value-type="float">
            <text:p>100270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716288" calcext:value-type="float">
            <text:p>871628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502720" calcext:value-type="float">
            <text:p>9502720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914048" calcext:value-type="float">
            <text:p>691404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8454144" calcext:value-type="float">
            <text:p>845414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292608" calcext:value-type="float">
            <text:p>4292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9764864" calcext:value-type="float">
            <text:p>97648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865472" calcext:value-type="float">
            <text:p>586547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292608" calcext:value-type="float">
            <text:p>429260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6520832" calcext:value-type="float">
            <text:p>6520832</text:p>
          </table:table-cell>
          <table:table-cell/>
        </table:table-row>
      </table:table>
      <table:table table:name="sync_track" table:style-name="ta1">
        <office:forms form:automatic-focus="false" form:apply-design-mode="false"/>
        <table:table-column table:style-name="co7" table:default-cell-style-name="Default"/>
        <table:table-column table:style-name="co2" table:number-columns-repeated="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Run with Job 1 synchronous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>
            <text:p>track_tim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dispatched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3:24:33.661730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20:57:10.836884718</meta:creation-date>
    <dc:date>2017-08-03T14:41:25.595639740</dc:date>
    <meta:editing-duration>PT2H2M31S</meta:editing-duration>
    <meta:editing-cycles>56</meta:editing-cycles>
    <meta:generator>LibreOffice/5.2.2.2$Linux_X86_64 LibreOffice_project/20m0$Build-2</meta:generator>
    <meta:document-statistic meta:table-count="3" meta:cell-count="57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_20'.L5:'runtime &amp; reads_20'.L10" chart:error-lower-range="'runtime &amp; reads_20'.L5:'runtime &amp; reads_20'.L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_20'.L5:'runtime &amp; reads_20'.L10" chart:error-lower-range="'runtime &amp; reads_20'.L5:'runtime &amp; reads_20'.L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_20'.L5:'runtime &amp; reads_20'.L10" chart:error-lower-range="'runtime &amp; reads_20'.L5:'runtime &amp; reads_20'.L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07cm" svg:height="9.674cm" xlink:href=".." xlink:type="simple" chart:class="chart:bar" chart:style-name="ch1">
        <chart:title svg:x="3.359cm" svg:y="0.329cm" chart:style-name="ch2">
          <text:p>Total I/O throughput (KB)</text:p>
        </chart:title>
        <chart:plot-area chart:style-name="ch3" table:cell-range-address="'runtime &amp; reads_20'.J5:'runtime &amp; reads_20'.K10 'runtime &amp; reads_20'.A1:'runtime &amp; reads_20'.A1" chart:data-source-has-labels="both" svg:x="1.247cm" svg:y="1.301cm" svg:width="10.324cm" svg:height="7.199cm">
          <chartooo:coordinate-region svg:x="2.794cm" svg:y="1.5cm" svg:width="8.777cm" svg:height="6.353cm"/>
          <chart:axis chart:dimension="x" chart:name="primary-x" chart:style-name="ch4" chartooo:axis-type="auto">
            <chartooo:date-scale/>
            <chart:title svg:x="6.047cm" svg:y="8.693cm" chart:style-name="ch5">
              <text:p>jobs</text:p>
            </chart:title>
            <chart:categories table:cell-range-address="'runtime &amp; reads_20'.J5:'runtime &amp; reads_20'.J10"/>
          </chart:axis>
          <chart:axis chart:dimension="y" chart:name="primary-y" chart:style-name="ch6">
            <chart:title svg:x="0.292cm" svg:y="5.704cm" chart:style-name="ch7">
              <text:p>throughput</text:p>
            </chart:title>
            <chart:grid chart:style-name="ch8" chart:class="major"/>
          </chart:axis>
          <chart:series chart:style-name="ch9" chart:values-cell-range-address="'runtime &amp; reads_20'.K5:'runtime &amp; reads_20'.K10" chart:label-cell-address="'runtime &amp; reads_20'.A1:'runtime &amp; reads_20'.A1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runtime &amp; reads_20'.A1:'runtime &amp; reads_20'.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untime &amp; reads_20'.J5:'runtime &amp; reads_20'.J10</svg:desc>
                </draw:g>
              </table:table-cell>
              <table:table-cell office:value-type="float" office:value="1509466.66666667">
                <text:p>1509466.66666667</text:p>
                <draw:g>
                  <svg:desc>'runtime &amp; reads_20'.K5:'runtime &amp; reads_20'.K10</svg:desc>
                </draw:g>
              </table:table-cell>
              <table:table-cell office:value-type="float" office:value="750.555349946513">
                <text:p>750.555349946513</text:p>
                <draw:g>
                  <svg:desc>'runtime &amp; reads_20'.L5:'runtime &amp; reads_20'.L10</svg:desc>
                </draw:g>
              </table:table-cell>
              <table:table-cell office:value-type="float" office:value="750.555349946513">
                <text:p>750.555349946513</text:p>
                <draw:g>
                  <svg:desc>'runtime &amp; reads_20'.L5:'runtime &amp; reads_20'.L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0853.333333333">
                <text:p>730853.333333333</text:p>
              </table:table-cell>
              <table:table-cell office:value-type="float" office:value="2565.64481823446">
                <text:p>2565.64481823446</text:p>
              </table:table-cell>
              <table:table-cell office:value-type="float" office:value="2565.64481823446">
                <text:p>2565.644818234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39133.333333333">
                <text:p>739133.333333333</text:p>
              </table:table-cell>
              <table:table-cell office:value-type="float" office:value="13744.4448899668">
                <text:p>13744.4448899668</text:p>
              </table:table-cell>
              <table:table-cell office:value-type="float" office:value="13744.4448899668">
                <text:p>13744.444889966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37190.666666667">
                <text:p>737190.666666667</text:p>
              </table:table-cell>
              <table:table-cell office:value-type="float" office:value="12851.6765183899">
                <text:p>12851.6765183899</text:p>
              </table:table-cell>
              <table:table-cell office:value-type="float" office:value="12851.6765183899">
                <text:p>12851.67651838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26186.666666667">
                <text:p>726186.666666667</text:p>
              </table:table-cell>
              <table:table-cell office:value-type="float" office:value="5136.91009589747">
                <text:p>5136.91009589747</text:p>
              </table:table-cell>
              <table:table-cell office:value-type="float" office:value="5136.91009589747">
                <text:p>5136.9100958974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1118.666666667">
                <text:p>751118.666666667</text:p>
              </table:table-cell>
              <table:table-cell office:value-type="float" office:value="3842.97662409405">
                <text:p>3842.97662409405</text:p>
              </table:table-cell>
              <table:table-cell office:value-type="float" office:value="3842.97662409405">
                <text:p>3842.976624094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_20'.P5:'runtime &amp; reads_20'.P10" chart:error-lower-range="'runtime &amp; reads_20'.P5:'runtime &amp; reads_20'.P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_20'.P5:'runtime &amp; reads_20'.P10" chart:error-lower-range="'runtime &amp; reads_20'.P5:'runtime &amp; reads_20'.P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_20'.P5:'runtime &amp; reads_20'.P10" chart:error-lower-range="'runtime &amp; reads_20'.P5:'runtime &amp; reads_20'.P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5cm" svg:height="9.674cm" xlink:href=".." xlink:type="simple" chart:class="chart:bar" chart:style-name="ch1">
        <chart:title svg:x="3.306cm" svg:y="0.329cm" chart:style-name="ch2">
          <text:p>Worst-case Latency (usec)</text:p>
        </chart:title>
        <chart:plot-area chart:style-name="ch3" table:cell-range-address="'runtime &amp; reads_20'.J5:'runtime &amp; reads_20'.J10 'runtime &amp; reads_20'.A1:'runtime &amp; reads_20'.A1 'runtime &amp; reads_20'.O5:'runtime &amp; reads_20'.O10" chart:data-source-has-labels="both" svg:x="1.254cm" svg:y="1.301cm" svg:width="10.653cm" svg:height="7.199cm">
          <chartooo:coordinate-region svg:x="2.987cm" svg:y="1.5cm" svg:width="8.92cm" svg:height="6.353cm"/>
          <chart:axis chart:dimension="x" chart:name="primary-x" chart:style-name="ch4" chartooo:axis-type="auto">
            <chartooo:date-scale/>
            <chart:title svg:x="6.218cm" svg:y="8.693cm" chart:style-name="ch5">
              <text:p>jobs</text:p>
            </chart:title>
            <chart:categories table:cell-range-address="'runtime &amp; reads_20'.J5:'runtime &amp; reads_20'.J10"/>
          </chart:axis>
          <chart:axis chart:dimension="y" chart:name="primary-y" chart:style-name="ch6">
            <chart:title svg:x="0.3cm" svg:y="5.702cm" chart:style-name="ch7">
              <text:p>latency</text:p>
            </chart:title>
            <chart:grid chart:style-name="ch8" chart:class="major"/>
          </chart:axis>
          <chart:series chart:style-name="ch9" chart:values-cell-range-address="'runtime &amp; reads_20'.O5:'runtime &amp; reads_20'.O10" chart:label-cell-address="'runtime &amp; reads_20'.A1:'runtime &amp; reads_20'.A1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runtime &amp; reads_20'.A1:'runtime &amp; reads_20'.A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untime &amp; reads_20'.J5:'runtime &amp; reads_20'.J10</svg:desc>
                </draw:g>
              </table:table-cell>
              <table:table-cell office:value-type="float" office:value="346">
                <text:p>346</text:p>
                <draw:g>
                  <svg:desc>'runtime &amp; reads_20'.O5:'runtime &amp; reads_20'.O10</svg:desc>
                </draw:g>
              </table:table-cell>
              <table:table-cell office:value-type="float" office:value="10.5830052442584">
                <text:p>10.5830052442584</text:p>
                <draw:g>
                  <svg:desc>'runtime &amp; reads_20'.P5:'runtime &amp; reads_20'.P10</svg:desc>
                </draw:g>
              </table:table-cell>
              <table:table-cell office:value-type="float" office:value="10.5830052442584">
                <text:p>10.5830052442584</text:p>
                <draw:g>
                  <svg:desc>'runtime &amp; reads_20'.P5:'runtime &amp; reads_20'.P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16.666666666667">
                <text:p>916.666666666667</text:p>
              </table:table-cell>
              <table:table-cell office:value-type="float" office:value="59.6769078734257">
                <text:p>59.6769078734257</text:p>
              </table:table-cell>
              <table:table-cell office:value-type="float" office:value="59.6769078734257">
                <text:p>59.67690787342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4933.333333333">
                <text:p>214933.333333333</text:p>
              </table:table-cell>
              <table:table-cell office:value-type="float" office:value="29875.4977420182">
                <text:p>29875.4977420182</text:p>
              </table:table-cell>
              <table:table-cell office:value-type="float" office:value="29875.4977420182">
                <text:p>29875.49774201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3152">
                <text:p>443152</text:p>
              </table:table-cell>
              <table:table-cell office:value-type="float" office:value="221050.144103097">
                <text:p>221050.144103097</text:p>
              </table:table-cell>
              <table:table-cell office:value-type="float" office:value="221050.144103097">
                <text:p>221050.1441030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0669.333333333">
                <text:p>350669.333333333</text:p>
              </table:table-cell>
              <table:table-cell office:value-type="float" office:value="173926.69432072">
                <text:p>173926.69432072</text:p>
              </table:table-cell>
              <table:table-cell office:value-type="float" office:value="173926.69432072">
                <text:p>173926.694320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688638.66666667">
                <text:p>8688638.66666667</text:p>
              </table:table-cell>
              <table:table-cell office:value-type="float" office:value="1206377.48918211">
                <text:p>1206377.48918211</text:p>
              </table:table-cell>
              <table:table-cell office:value-type="float" office:value="1206377.48918211">
                <text:p>1206377.48918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_120'.L5:'runtime &amp; reads_120'.L10" chart:error-lower-range="'runtime &amp; reads_120'.L5:'runtime &amp; reads_120'.L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_120'.L5:'runtime &amp; reads_120'.L10" chart:error-lower-range="'runtime &amp; reads_120'.L5:'runtime &amp; reads_120'.L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_120'.L5:'runtime &amp; reads_120'.L10" chart:error-lower-range="'runtime &amp; reads_120'.L5:'runtime &amp; reads_120'.L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04cm" svg:height="9.674cm" xlink:href=".." xlink:type="simple" chart:class="chart:bar" chart:style-name="ch1">
        <chart:title svg:x="3.558cm" svg:y="0.329cm" chart:style-name="ch2">
          <text:p>Total I/O throughput (KB)</text:p>
        </chart:title>
        <chart:plot-area chart:style-name="ch3" table:cell-range-address="'runtime &amp; reads_120'.J5:'runtime &amp; reads_120'.K10" chart:data-source-has-labels="row" svg:x="1.255cm" svg:y="1.301cm" svg:width="10.705cm" svg:height="7.199cm">
          <chartooo:coordinate-region svg:x="2.802cm" svg:y="1.5cm" svg:width="9.158cm" svg:height="6.353cm"/>
          <chart:axis chart:dimension="x" chart:name="primary-x" chart:style-name="ch4">
            <chart:title svg:x="6.245cm" svg:y="8.693cm" chart:style-name="ch5">
              <text:p>jobs</text:p>
            </chart:title>
          </chart:axis>
          <chart:axis chart:dimension="y" chart:name="primary-y" chart:style-name="ch6">
            <chart:title svg:x="0.301cm" svg:y="5.704cm" chart:style-name="ch7">
              <text:p>throughput</text:p>
            </chart:title>
            <chart:grid chart:style-name="ch8" chart:class="major"/>
          </chart:axis>
          <chart:series chart:style-name="ch9" chart:values-cell-range-address="'runtime &amp; reads_120'.K5:'runtime &amp; reads_120'.K10" chart:label-cell-address="'runtime &amp; reads_120'.J5:'runtime &amp; reads_120'.J10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4 8 16 32 64</text:p>
                <text:list>
                  <text:list-item>
                    <text:p>1</text:p>
                  </text:list-item>
                  <text:list-item>
                    <text:p>4</text:p>
                  </text:list-item>
                  <text:list-item>
                    <text:p>8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  <text:list-item>
                    <text:p>64</text:p>
                  </text:list-item>
                </text:list>
                <draw:g>
                  <svg:desc>'runtime &amp; reads_120'.J5:'runtime &amp; reads_120'.J10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03966.66666667">
                <text:p>4603966.66666667</text:p>
                <draw:g>
                  <svg:desc>'runtime &amp; reads_120'.K5:'runtime &amp; reads_120'.K10</svg:desc>
                </draw:g>
              </table:table-cell>
              <table:table-cell office:value-type="float" office:value="25261.4990317941">
                <text:p>25261.4990317941</text:p>
                <draw:g>
                  <svg:desc>'runtime &amp; reads_120'.L5:'runtime &amp; reads_120'.L10</svg:desc>
                </draw:g>
              </table:table-cell>
              <table:table-cell office:value-type="float" office:value="25261.4990317941">
                <text:p>25261.4990317941</text:p>
                <draw:g>
                  <svg:desc>'runtime &amp; reads_120'.L5:'runtime &amp; reads_120'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1600">
                <text:p>206160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0466.66666667">
                <text:p>2150466.66666667</text:p>
              </table:table-cell>
              <table:table-cell office:value-type="float" office:value="6916.88754667396">
                <text:p>6916.88754667396</text:p>
              </table:table-cell>
              <table:table-cell office:value-type="float" office:value="6916.88754667396">
                <text:p>6916.887546673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2000">
                <text:p>2182000</text:p>
              </table:table-cell>
              <table:table-cell office:value-type="float" office:value="48934.7524771506">
                <text:p>48934.7524771506</text:p>
              </table:table-cell>
              <table:table-cell office:value-type="float" office:value="48934.7524771506">
                <text:p>48934.7524771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8666.66666667">
                <text:p>2108666.66666667</text:p>
              </table:table-cell>
              <table:table-cell office:value-type="float" office:value="44598.9162798081">
                <text:p>44598.9162798081</text:p>
              </table:table-cell>
              <table:table-cell office:value-type="float" office:value="44598.9162798081">
                <text:p>44598.91627980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24466.66666667">
                <text:p>2124466.66666667</text:p>
              </table:table-cell>
              <table:table-cell office:value-type="float" office:value="20123.7007862205">
                <text:p>20123.7007862205</text:p>
              </table:table-cell>
              <table:table-cell office:value-type="float" office:value="20123.7007862205">
                <text:p>20123.70078622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'runtime &amp; reads_120'.P5:'runtime &amp; reads_120'.P10" chart:error-lower-range="'runtime &amp; reads_120'.P5:'runtime &amp; reads_120'.P10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'runtime &amp; reads_120'.P5:'runtime &amp; reads_120'.P10" chart:error-lower-range="'runtime &amp; reads_120'.P5:'runtime &amp; reads_120'.P10"/>
      <style:graphic-properties draw:stroke="none" draw:fill-color="#aea79f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runtime &amp; reads_120'.P5:'runtime &amp; reads_120'.P10" chart:error-lower-range="'runtime &amp; reads_120'.P5:'runtime &amp; reads_120'.P10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13cm" svg:height="9.583cm" xlink:href=".." xlink:type="simple" chart:class="chart:bar" chart:style-name="ch1">
        <chart:title svg:x="3.687cm" svg:y="0.327cm" chart:style-name="ch2">
          <text:p>Worst-case Latency (usec)</text:p>
        </chart:title>
        <chart:plot-area chart:style-name="ch3" table:cell-range-address="'runtime &amp; reads_120'.J5:'runtime &amp; reads_120'.J10 'runtime &amp; reads_120'.O5:'runtime &amp; reads_120'.O10" chart:data-source-has-labels="row" svg:x="1.269cm" svg:y="1.297cm" svg:width="11.386cm" svg:height="7.114cm">
          <chartooo:coordinate-region svg:x="3.002cm" svg:y="1.496cm" svg:width="9.653cm" svg:height="6.268cm"/>
          <chart:axis chart:dimension="x" chart:name="primary-x" chart:style-name="ch4">
            <chart:title svg:x="6.6cm" svg:y="8.602cm" chart:style-name="ch5">
              <text:p>jobs</text:p>
            </chart:title>
          </chart:axis>
          <chart:axis chart:dimension="y" chart:name="primary-y" chart:style-name="ch6">
            <chart:title svg:x="0.318cm" svg:y="5.646cm" chart:style-name="ch7">
              <text:p>latency</text:p>
            </chart:title>
            <chart:grid chart:style-name="ch8" chart:class="major"/>
          </chart:axis>
          <chart:series chart:style-name="ch9" chart:values-cell-range-address="'runtime &amp; reads_120'.O5:'runtime &amp; reads_120'.O10" chart:label-cell-address="'runtime &amp; reads_120'.J5:'runtime &amp; reads_120'.J10" chart:class="chart:bar">
            <chart:error-indicator chart:style-name="ch10" chart:dimension="y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4 8 16 32 64</text:p>
                <text:list>
                  <text:list-item>
                    <text:p>1</text:p>
                  </text:list-item>
                  <text:list-item>
                    <text:p>4</text:p>
                  </text:list-item>
                  <text:list-item>
                    <text:p>8</text:p>
                  </text:list-item>
                  <text:list-item>
                    <text:p>16</text:p>
                  </text:list-item>
                  <text:list-item>
                    <text:p>32</text:p>
                  </text:list-item>
                  <text:list-item>
                    <text:p>64</text:p>
                  </text:list-item>
                </text:list>
                <draw:g>
                  <svg:desc>'runtime &amp; reads_120'.J5:'runtime &amp; reads_120'.J10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.333333333333">
                <text:p>204.333333333333</text:p>
                <draw:g>
                  <svg:desc>'runtime &amp; reads_120'.O5:'runtime &amp; reads_120'.O10</svg:desc>
                </draw:g>
              </table:table-cell>
              <table:table-cell office:value-type="float" office:value="1.15470053837925">
                <text:p>1.15470053837925</text:p>
                <draw:g>
                  <svg:desc>'runtime &amp; reads_120'.P5:'runtime &amp; reads_120'.P10</svg:desc>
                </draw:g>
              </table:table-cell>
              <table:table-cell office:value-type="float" office:value="1.15470053837925">
                <text:p>1.15470053837925</text:p>
                <draw:g>
                  <svg:desc>'runtime &amp; reads_120'.P5:'runtime &amp; reads_120'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3.333333333333">
                <text:p>863.333333333333</text:p>
              </table:table-cell>
              <table:table-cell office:value-type="float" office:value="17.925772879665">
                <text:p>17.925772879665</text:p>
              </table:table-cell>
              <table:table-cell office:value-type="float" office:value="17.925772879665">
                <text:p>17.925772879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242.666666667">
                <text:p>677242.666666667</text:p>
              </table:table-cell>
              <table:table-cell office:value-type="float" office:value="156835.475442686">
                <text:p>156835.475442686</text:p>
              </table:table-cell>
              <table:table-cell office:value-type="float" office:value="156835.475442686">
                <text:p>156835.475442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939.333333333">
                <text:p>596939.333333333</text:p>
              </table:table-cell>
              <table:table-cell office:value-type="float" office:value="628613.344027418">
                <text:p>628613.344027418</text:p>
              </table:table-cell>
              <table:table-cell office:value-type="float" office:value="628613.344027418">
                <text:p>628613.344027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96317.33333333">
                <text:p>1096317.33333333</text:p>
              </table:table-cell>
              <table:table-cell office:value-type="float" office:value="575086.397994539">
                <text:p>575086.397994539</text:p>
              </table:table-cell>
              <table:table-cell office:value-type="float" office:value="575086.397994539">
                <text:p>575086.3979945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52000">
                <text:p>10752000</text:p>
              </table:table-cell>
              <table:table-cell office:value-type="float" office:value="2496331.13700887">
                <text:p>2496331.13700887</text:p>
              </table:table-cell>
              <table:table-cell office:value-type="float" office:value="2496331.13700887">
                <text:p>2496331.13700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